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L4_95_MED2_trypsin_1_PTM102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40" calcext:value-type="float">
            <text:p>2640</text:p>
          </table:table-cell>
          <table:table-cell office:value-type="float" office:value="110.29" calcext:value-type="float">
            <text:p>110.29</text:p>
          </table:table-cell>
          <table:table-cell office:value-type="float" office:value="9110000" calcext:value-type="float">
            <text:p>91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197" calcext:value-type="float">
            <text:p>1197</text:p>
          </table:table-cell>
          <table:table-cell office:value-type="float" office:value="126.46" calcext:value-type="float">
            <text:p>126.46</text:p>
          </table:table-cell>
          <table:table-cell office:value-type="float" office:value="51600000" calcext:value-type="float">
            <text:p>516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79" calcext:value-type="float">
            <text:p>279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 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,C-term</text:p>
          </table:table-cell>
          <table:table-cell office:value-type="float" office:value="250" calcext:value-type="float">
            <text:p>250</text:p>
          </table:table-cell>
          <table:table-cell office:value-type="float" office:value="65.11" calcext:value-type="float">
            <text:p>65.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46" calcext:value-type="float">
            <text:p>146</text:p>
          </table:table-cell>
          <table:table-cell office:value-type="float" office:value="71.97" calcext:value-type="float">
            <text:p>71.97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9" calcext:value-type="float">
            <text:p>129</text:p>
          </table:table-cell>
          <table:table-cell office:value-type="float" office:value="64.56" calcext:value-type="float">
            <text:p>64.56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91" calcext:value-type="float">
            <text:p>91</text:p>
          </table:table-cell>
          <table:table-cell office:value-type="float" office:value="85.15" calcext:value-type="float">
            <text:p>85.15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6" calcext:value-type="float">
            <text:p>66</text:p>
          </table:table-cell>
          <table:table-cell office:value-type="float" office:value="77.66" calcext:value-type="float">
            <text:p>77.66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5" calcext:value-type="float">
            <text:p>65</text:p>
          </table:table-cell>
          <table:table-cell office:value-type="float" office:value="63.01" calcext:value-type="float">
            <text:p>63.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59" calcext:value-type="float">
            <text:p>59</text:p>
          </table:table-cell>
          <table:table-cell office:value-type="float" office:value="65.8" calcext:value-type="float">
            <text:p>65.8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48.28" calcext:value-type="float">
            <text:p>48.28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3" calcext:value-type="float">
            <text:p>43</text:p>
          </table:table-cell>
          <table:table-cell office:value-type="float" office:value="56.81" calcext:value-type="float">
            <text:p>56.81</text:p>
          </table:table-cell>
          <table:table-cell office:value-type="float" office:value="5860000" calcext:value-type="float">
            <text:p>58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ST</text:p>
          </table:table-cell>
          <table:table-cell office:value-type="float" office:value="36" calcext:value-type="float">
            <text:p>36</text:p>
          </table:table-cell>
          <table:table-cell office:value-type="float" office:value="43.04" calcext:value-type="float">
            <text:p>43.04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72.86" calcext:value-type="float">
            <text:p>72.86</text:p>
          </table:table-cell>
          <table:table-cell office:value-type="float" office:value="7610000" calcext:value-type="float">
            <text:p>76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21" calcext:value-type="float">
            <text:p>21</text:p>
          </table:table-cell>
          <table:table-cell office:value-type="float" office:value="42.23" calcext:value-type="float">
            <text:p>42.23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21" calcext:value-type="float">
            <text:p>21</text:p>
          </table:table-cell>
          <table:table-cell office:value-type="float" office:value="56.74" calcext:value-type="float">
            <text:p>56.74</text:p>
          </table:table-cell>
          <table:table-cell office:value-type="float" office:value="362000" calcext:value-type="float">
            <text:p>36200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9.15" calcext:value-type="float">
            <text:p>59.15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207.12" calcext:value-type="float">
            <text:p>207.12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KPW</text:p>
          </table:table-cell>
          <table:table-cell office:value-type="float" office:value="19" calcext:value-type="float">
            <text:p>19</text:p>
          </table:table-cell>
          <table:table-cell office:value-type="float" office:value="62.13" calcext:value-type="float">
            <text:p>62.13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6" calcext:value-type="float">
            <text:p>16</text:p>
          </table:table-cell>
          <table:table-cell office:value-type="float" office:value="54.07" calcext:value-type="float">
            <text:p>54.07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 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43.64" calcext:value-type="float">
            <text:p>43.64</text:p>
          </table:table-cell>
          <table:table-cell office:value-type="float" office:value="396000" calcext:value-type="float">
            <text:p>396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35.11" calcext:value-type="float">
            <text:p>35.1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float" office:value="51.91" calcext:value-type="float">
            <text:p>51.9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12" calcext:value-type="float">
            <text:p>12</text:p>
          </table:table-cell>
          <table:table-cell office:value-type="float" office:value="46.35" calcext:value-type="float">
            <text:p>46.3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70.7" calcext:value-type="float">
            <text:p>70.7</text:p>
          </table:table-cell>
          <table:table-cell office:value-type="float" office:value="3510000" calcext:value-type="float">
            <text:p>35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30.82" calcext:value-type="float">
            <text:p>30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float" office:value="65.78" calcext:value-type="float">
            <text:p>65.78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27.06" calcext:value-type="float">
            <text:p>127.06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 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1.29" calcext:value-type="float">
            <text:p>41.29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5.61" calcext:value-type="float">
            <text:p>35.61</text:p>
          </table:table-cell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9.28" calcext:value-type="float">
            <text:p>49.28</text:p>
          </table:table-cell>
          <table:table-cell office:value-type="float" office:value="632000" calcext:value-type="float">
            <text:p>632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TNBS</text:p>
          </table:table-cell>
          <table:table-cell office:value-type="float" office:value="210.99" calcext:value-type="float">
            <text:p>210.99</text:p>
          </table:table-cell>
          <table:table-cell office:value-type="string" calcext:value-type="string">
            <text:p>N-term</text:p>
          </table:table-cell>
          <table:table-cell office:value-type="float" office:value="6" calcext:value-type="float">
            <text:p>6</text:p>
          </table:table-cell>
          <table:table-cell office:value-type="float" office:value="36.41" calcext:value-type="float">
            <text:p>36.41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0.65" calcext:value-type="float">
            <text:p>60.65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26.34" calcext:value-type="float">
            <text:p>26.34</text:p>
          </table:table-cell>
          <table:table-cell office:value-type="float" office:value="196000" calcext:value-type="float">
            <text:p>196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.06" calcext:value-type="float">
            <text:p>38.06</text:p>
          </table:table-cell>
          <table:table-cell office:value-type="float" office:value="859000" calcext:value-type="float">
            <text:p>859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Pyroglutamic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1.55" calcext:value-type="float">
            <text:p>31.55</text:p>
          </table:table-cell>
          <table:table-cell office:value-type="float" office:value="744000" calcext:value-type="float">
            <text:p>74400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Diethylation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office:value-type="string" calcext:value-type="string">
            <text:p> </text:p>
          </table:table-cell>
          <table:table-cell office:value-type="float" office:value="61.9" calcext:value-type="float">
            <text:p>61.9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1.33" calcext:value-type="float">
            <text:p>31.33</text:p>
          </table:table-cell>
          <table:table-cell office:value-type="float" office:value="583000" calcext:value-type="float">
            <text:p>583000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LG-anhyropyrrole</text:p>
          </table:table-cell>
          <table:table-cell office:value-type="float" office:value="298.19" calcext:value-type="float">
            <text:p>298.19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.25" calcext:value-type="float">
            <text:p>31.25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 office:value-type="float" office:value="43.04" calcext:value-type="float">
            <text:p>43.04</text:p>
          </table:table-cell>
          <table:table-cell office:value-type="string" calcext:value-type="string">
            <text:p>D,C-term</text:p>
          </table:table-cell>
          <table:table-cell office:value-type="float" office:value="4" calcext:value-type="float">
            <text:p>4</text:p>
          </table:table-cell>
          <table:table-cell office:value-type="float" office:value="48.97" calcext:value-type="float">
            <text:p>48.9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1">
          <table:table-cell office:value-type="string" calcext:value-type="string">
            <text:p>Carboxylation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2.03" calcext:value-type="float">
            <text:p>22.03</text:p>
          </table:table-cell>
          <table:table-cell office:value-type="float" office:value="933000" calcext:value-type="float">
            <text:p>93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61.38" calcext:value-type="float">
            <text:p>61.38</text:p>
          </table:table-cell>
          <table:table-cell office:value-type="float" office:value="10700" calcext:value-type="float">
            <text:p>10700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string" calcext:value-type="string">
            <text:p>Malony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38" calcext:value-type="float">
            <text:p>32.38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28.32" calcext:value-type="float">
            <text:p>28.32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E,C-term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office:value-type="float" office:value="5360000" calcext:value-type="float">
            <text:p>5360000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L4_95_MED2_trypsin_2_PTM97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39" calcext:value-type="float">
            <text:p>263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7" calcext:value-type="float">
            <text:p>1237</text:p>
          </table:table-cell>
          <table:table-cell office:value-type="float" office:value="105.61" calcext:value-type="float">
            <text:p>105.61</text:p>
          </table:table-cell>
          <table:table-cell office:value-type="float" office:value="54300000" calcext:value-type="float">
            <text:p>543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546" calcext:value-type="float">
            <text:p>546</text:p>
          </table:table-cell>
          <table:table-cell office:value-type="float" office:value="65.38" calcext:value-type="float">
            <text:p>65.3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06" calcext:value-type="float">
            <text:p>306</text:p>
          </table:table-cell>
          <table:table-cell office:value-type="float" office:value="61.59" calcext:value-type="float">
            <text:p>61.59</text:p>
          </table:table-cell>
          <table:table-cell office:value-type="float" office:value="7360000" calcext:value-type="float">
            <text:p>736000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float" office:value="58.22" calcext:value-type="float">
            <text:p>58.22</text:p>
          </table:table-cell>
          <table:table-cell office:value-type="float" office:value="13700000" calcext:value-type="float">
            <text:p>13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50" calcext:value-type="float">
            <text:p>150</text:p>
          </table:table-cell>
          <table:table-cell office:value-type="float" office:value="66.63" calcext:value-type="float">
            <text:p>66.63</text:p>
          </table:table-cell>
          <table:table-cell office:value-type="float" office:value="590000" calcext:value-type="float">
            <text:p>5900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1" calcext:value-type="float">
            <text:p>121</text:p>
          </table:table-cell>
          <table:table-cell office:value-type="float" office:value="56.92" calcext:value-type="float">
            <text:p>56.92</text:p>
          </table:table-cell>
          <table:table-cell office:value-type="float" office:value="14600000" calcext:value-type="float">
            <text:p>14600000</text:p>
          </table:table-cell>
          <table:table-cell office:value-type="float" office:value="230.51" calcext:value-type="float">
            <text:p>230.51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03" calcext:value-type="float">
            <text:p>103</text:p>
          </table:table-cell>
          <table:table-cell office:value-type="float" office:value="71.28" calcext:value-type="float">
            <text:p>71.28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79" calcext:value-type="float">
            <text:p>79</text:p>
          </table:table-cell>
          <table:table-cell office:value-type="float" office:value="62.73" calcext:value-type="float">
            <text:p>62.73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9" calcext:value-type="float">
            <text:p>69</text:p>
          </table:table-cell>
          <table:table-cell office:value-type="float" office:value="56.25" calcext:value-type="float">
            <text:p>56.25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2" calcext:value-type="float">
            <text:p>62</text:p>
          </table:table-cell>
          <table:table-cell office:value-type="float" office:value="72.92" calcext:value-type="float">
            <text:p>72.92</text:p>
          </table:table-cell>
          <table:table-cell office:value-type="float" office:value="19500000" calcext:value-type="float">
            <text:p>19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80000" calcext:value-type="float">
            <text:p>508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KST</text:p>
          </table:table-cell>
          <table:table-cell office:value-type="float" office:value="36" calcext:value-type="float">
            <text:p>36</text:p>
          </table:table-cell>
          <table:table-cell office:value-type="float" office:value="35.98" calcext:value-type="float">
            <text:p>35.98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31" calcext:value-type="float">
            <text:p>31</text:p>
          </table:table-cell>
          <table:table-cell office:value-type="float" office:value="59.02" calcext:value-type="float">
            <text:p>59.0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7.29" calcext:value-type="float">
            <text:p>57.29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231.77" calcext:value-type="float">
            <text:p>231.77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9" calcext:value-type="float">
            <text:p>19</text:p>
          </table:table-cell>
          <table:table-cell office:value-type="float" office:value="48.45" calcext:value-type="float">
            <text:p>48.45</text:p>
          </table:table-cell>
          <table:table-cell office:value-type="float" office:value="5370000" calcext:value-type="float">
            <text:p>53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NY</text:p>
          </table:table-cell>
          <table:table-cell office:value-type="float" office:value="17" calcext:value-type="float">
            <text:p>17</text:p>
          </table:table-cell>
          <table:table-cell office:value-type="float" office:value="47.32" calcext:value-type="float">
            <text:p>47.32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FPRW</text:p>
          </table:table-cell>
          <table:table-cell office:value-type="float" office:value="17" calcext:value-type="float">
            <text:p>17</text:p>
          </table:table-cell>
          <table:table-cell office:value-type="float" office:value="59.73" calcext:value-type="float">
            <text:p>59.73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9.43" calcext:value-type="float">
            <text:p>59.43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34.2" calcext:value-type="float">
            <text:p>34.2</text:p>
          </table:table-cell>
          <table:table-cell office:value-type="float" office:value="138000" calcext:value-type="float">
            <text:p>138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67.89" calcext:value-type="float">
            <text:p>67.89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32.57" calcext:value-type="float">
            <text:p>32.57</text:p>
          </table:table-cell>
          <table:table-cell office:value-type="float" office:value="833000" calcext:value-type="float">
            <text:p>833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57.86" calcext:value-type="float">
            <text:p>57.86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4.01" calcext:value-type="float">
            <text:p>44.01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9" calcext:value-type="float">
            <text:p>9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float" office:value="33.82" calcext:value-type="float">
            <text:p>33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3.82" calcext:value-type="float">
            <text:p>43.82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5.86" calcext:value-type="float">
            <text:p>45.86</text:p>
          </table:table-cell>
          <table:table-cell office:value-type="float" office:value="417000" calcext:value-type="float">
            <text:p>417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35.24" calcext:value-type="float">
            <text:p>35.24</text:p>
          </table:table-cell>
          <table:table-cell office:value-type="float" office:value="330000" calcext:value-type="float">
            <text:p>330000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Cation:Mg[II]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59.27" calcext:value-type="float">
            <text:p>59.27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6.12" calcext:value-type="float">
            <text:p>66.12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244.33" calcext:value-type="float">
            <text:p>244.33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8.62" calcext:value-type="float">
            <text:p>38.6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oxymethyl</text:p>
          </table:table-cell>
          <table:table-cell office:value-type="float" office:value="58.01" calcext:value-type="float">
            <text:p>58.01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78" calcext:value-type="float">
            <text:p>37.78</text:p>
          </table:table-cell>
          <table:table-cell office:value-type="float" office:value="950000" calcext:value-type="float">
            <text:p>9500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6.95" calcext:value-type="float">
            <text:p>26.95</text:p>
          </table:table-cell>
          <table:table-cell office:value-type="float" office:value="44900000" calcext:value-type="float">
            <text:p>449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4" calcext:value-type="float">
            <text:p>4</text:p>
          </table:table-cell>
          <table:table-cell office:value-type="float" office:value="49.44" calcext:value-type="float">
            <text:p>49.44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720000" calcext:value-type="float">
            <text:p>77200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31-100m-0.3um-PTM130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72.84" calcext:value-type="float">
            <text:p>72.84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80.5" calcext:value-type="float">
            <text:p>80.5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8" calcext:value-type="float">
            <text:p>38</text:p>
          </table:table-cell>
          <table:table-cell office:value-type="float" office:value="77.39" calcext:value-type="float">
            <text:p>77.39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.3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53.93" calcext:value-type="float">
            <text:p>53.93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5.89" calcext:value-type="float">
            <text:p>55.89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8.28" calcext:value-type="float">
            <text:p>78.28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4.19" calcext:value-type="float">
            <text:p>64.19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63.23" calcext:value-type="float">
            <text:p>63.23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2" calcext:value-type="float">
            <text:p>12</text:p>
          </table:table-cell>
          <table:table-cell office:value-type="float" office:value="52.35" calcext:value-type="float">
            <text:p>52.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1" calcext:value-type="float">
            <text:p>11</text:p>
          </table:table-cell>
          <table:table-cell office:value-type="float" office:value="39.22" calcext:value-type="float">
            <text:p>39.22</text:p>
          </table:table-cell>
          <table:table-cell office:value-type="float" office:value="31800" calcext:value-type="float">
            <text:p>3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DE,N-term</text:p>
          </table:table-cell>
          <table:table-cell office:value-type="float" office:value="10" calcext:value-type="float">
            <text:p>10</text:p>
          </table:table-cell>
          <table:table-cell office:value-type="float" office:value="60.68" calcext:value-type="float">
            <text:p>60.6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45.29" calcext:value-type="float">
            <text:p>45.2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42.97" calcext:value-type="float">
            <text:p>42.97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9.34" calcext:value-type="float">
            <text:p>39.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</text:p>
          </table:table-cell>
          <table:table-cell office:value-type="float" office:value="4" calcext:value-type="float">
            <text:p>4</text:p>
          </table:table-cell>
          <table:table-cell office:value-type="float" office:value="28.81" calcext:value-type="float">
            <text:p>28.81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" calcext:value-type="float">
            <text:p>4</text:p>
          </table:table-cell>
          <table:table-cell office:value-type="float" office:value="50.68" calcext:value-type="float">
            <text:p>50.68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3.48" calcext:value-type="float">
            <text:p>33.48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31-100m-0.3um-PTM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74.55" calcext:value-type="float">
            <text:p>74.55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76.47" calcext:value-type="float">
            <text:p>76.47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4" calcext:value-type="float">
            <text:p>44</text:p>
          </table:table-cell>
          <table:table-cell office:value-type="float" office:value="77.44" calcext:value-type="float">
            <text:p>77.44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6" calcext:value-type="float">
            <text:p>26</text:p>
          </table:table-cell>
          <table:table-cell office:value-type="float" office:value="72.91" calcext:value-type="float">
            <text:p>72.91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7.88" calcext:value-type="float">
            <text:p>57.88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float" office:value="66.09" calcext:value-type="float">
            <text:p>66.09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3" calcext:value-type="float">
            <text:p>13</text:p>
          </table:table-cell>
          <table:table-cell office:value-type="float" office:value="37.42" calcext:value-type="float">
            <text:p>37.42</text:p>
          </table:table-cell>
          <table:table-cell office:value-type="float" office:value="37700" calcext:value-type="float">
            <text:p>37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6.21" calcext:value-type="float">
            <text:p>76.21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6.17" calcext:value-type="float">
            <text:p>66.17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53.09" calcext:value-type="float">
            <text:p>53.09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9" calcext:value-type="float">
            <text:p>9</text:p>
          </table:table-cell>
          <table:table-cell office:value-type="float" office:value="41.75" calcext:value-type="float">
            <text:p>41.75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6" calcext:value-type="float">
            <text:p>6</text:p>
          </table:table-cell>
          <table:table-cell office:value-type="float" office:value="44.61" calcext:value-type="float">
            <text:p>44.61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44.06" calcext:value-type="float">
            <text:p>44.06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Y</text:p>
          </table:table-cell>
          <table:table-cell office:value-type="float" office:value="4" calcext:value-type="float">
            <text:p>4</text:p>
          </table:table-cell>
          <table:table-cell office:value-type="float" office:value="34.16" calcext:value-type="float">
            <text:p>34.16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5.26" calcext:value-type="float">
            <text:p>65.26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 </text:p>
          </table:table-cell>
          <table:table-cell office:value-type="float" office:value="4" calcext:value-type="float">
            <text:p>4</text:p>
          </table:table-cell>
          <table:table-cell office:value-type="float" office:value="50.96" calcext:value-type="float">
            <text:p>50.96</text:p>
          </table:table-cell>
          <table:table-cell office:value-type="float" office:value="553000" calcext:value-type="float">
            <text:p>553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33-265m-0.3um-PTM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1" calcext:value-type="float">
            <text:p>41</text:p>
          </table:table-cell>
          <table:table-cell office:value-type="float" office:value="80.13" calcext:value-type="float">
            <text:p>80.1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67.64" calcext:value-type="float">
            <text:p>67.64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15" calcext:value-type="float">
            <text:p>15</text:p>
          </table:table-cell>
          <table:table-cell office:value-type="float" office:value="83.21" calcext:value-type="float">
            <text:p>83.21</text:p>
          </table:table-cell>
          <table:table-cell office:value-type="float" office:value="4330000" calcext:value-type="float">
            <text:p>4330000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,C-term</text:p>
          </table:table-cell>
          <table:table-cell office:value-type="float" office:value="11" calcext:value-type="float">
            <text:p>11</text:p>
          </table:table-cell>
          <table:table-cell office:value-type="float" office:value="73.94" calcext:value-type="float">
            <text:p>73.94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62.04" calcext:value-type="float">
            <text:p>62.04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float" office:value="70.05" calcext:value-type="float">
            <text:p>70.05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69" calcext:value-type="float">
            <text:p>37.69</text:p>
          </table:table-cell>
          <table:table-cell office:value-type="float" office:value="421000" calcext:value-type="float">
            <text:p>42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77" calcext:value-type="float">
            <text:p>32.77</text:p>
          </table:table-cell>
          <table:table-cell office:value-type="float" office:value="67900" calcext:value-type="float">
            <text:p>67900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float" office:value="50.33" calcext:value-type="float">
            <text:p>50.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49.72" calcext:value-type="float">
            <text:p>49.72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43-965m-0.3um-PTM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7" calcext:value-type="float">
            <text:p>17</text:p>
          </table:table-cell>
          <table:table-cell office:value-type="float" office:value="74.27" calcext:value-type="float">
            <text:p>74.27</text:p>
          </table:table-cell>
          <table:table-cell office:value-type="float" office:value="480000" calcext:value-type="float">
            <text:p>48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56.21" calcext:value-type="float">
            <text:p>56.21</text:p>
          </table:table-cell>
          <table:table-cell office:value-type="float" office:value="655000" calcext:value-type="float">
            <text:p>65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,C-term</text:p>
          </table:table-cell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8.52" calcext:value-type="float">
            <text:p>68.52</text:p>
          </table:table-cell>
          <table:table-cell office:value-type="float" office:value="949000" calcext:value-type="float">
            <text:p>949000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72.26" calcext:value-type="float">
            <text:p>72.26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218.28" calcext:value-type="float">
            <text:p>218.28</text:p>
          </table:table-cell>
        </table:table-row>
      </table:table>
      <table:table table:name="378-100m-trap-PTM2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5.68" calcext:value-type="float">
            <text:p>35.68</text:p>
          </table:table-cell>
          <table:table-cell office:value-type="float" office:value="274000" calcext:value-type="float">
            <text:p>27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float" office:value="60.56" calcext:value-type="float">
            <text:p>60.56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38.47" calcext:value-type="float">
            <text:p>38.47</text:p>
          </table:table-cell>
          <table:table-cell office:value-type="float" office:value="266000" calcext:value-type="float">
            <text:p>266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5" calcext:value-type="float">
            <text:p>5</text:p>
          </table:table-cell>
          <table:table-cell office:value-type="float" office:value="47.02" calcext:value-type="float">
            <text:p>47.02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5" calcext:value-type="float">
            <text:p>5</text:p>
          </table:table-cell>
          <table:table-cell office:value-type="float" office:value="67.13" calcext:value-type="float">
            <text:p>67.13</text:p>
          </table:table-cell>
          <table:table-cell office:value-type="float" office:value="515000" calcext:value-type="float">
            <text:p>515000</text:p>
          </table:table-cell>
          <table:table-cell office:value-type="float" office:value="113.83" calcext:value-type="float">
            <text:p>113.8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9.47" calcext:value-type="float">
            <text:p>69.47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4.47" calcext:value-type="float">
            <text:p>24.47</text:p>
          </table:table-cell>
        </table:table-row>
      </table:table>
      <table:table table:name="278-265m-trap-PTM2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0.5" calcext:value-type="float">
            <text:p>60.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34.58" calcext:value-type="float">
            <text:p>34.58</text:p>
          </table:table-cell>
          <table:table-cell office:value-type="float" office:value="172000" calcext:value-type="float">
            <text:p>17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33" calcext:value-type="float">
            <text:p>33</text:p>
          </table:table-cell>
          <table:table-cell office:value-type="float" office:value="61.34" calcext:value-type="float">
            <text:p>61.34</text:p>
          </table:table-cell>
          <table:table-cell office:value-type="float" office:value="484000" calcext:value-type="float">
            <text:p>48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2" calcext:value-type="float">
            <text:p>22</text:p>
          </table:table-cell>
          <table:table-cell office:value-type="float" office:value="104.06" calcext:value-type="float">
            <text:p>104.06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45.03" calcext:value-type="float">
            <text:p>45.03</text:p>
          </table:table-cell>
          <table:table-cell office:value-type="float" office:value="2970000" calcext:value-type="float">
            <text:p>2970000</text:p>
          </table:table-cell>
          <table:table-cell office:value-type="float" office:value="82.87" calcext:value-type="float">
            <text:p>82.87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75.95" calcext:value-type="float">
            <text:p>75.95</text:p>
          </table:table-cell>
          <table:table-cell office:value-type="float" office:value="956000" calcext:value-type="float">
            <text:p>956000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9" calcext:value-type="float">
            <text:p>9</text:p>
          </table:table-cell>
          <table:table-cell office:value-type="float" office:value="36.29" calcext:value-type="float">
            <text:p>36.29</text:p>
          </table:table-cell>
          <table:table-cell office:value-type="float" office:value="406000" calcext:value-type="float">
            <text:p>406000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8" calcext:value-type="float">
            <text:p>8</text:p>
          </table:table-cell>
          <table:table-cell office:value-type="float" office:value="39.79" calcext:value-type="float">
            <text:p>39.79</text:p>
          </table:table-cell>
          <table:table-cell office:value-type="float" office:value="7840000" calcext:value-type="float">
            <text:p>7840000</text:p>
          </table:table-cell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61.82" calcext:value-type="float">
            <text:p>61.82</text:p>
          </table:table-cell>
          <table:table-cell office:value-type="float" office:value="969000" calcext:value-type="float">
            <text:p>9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HS</text:p>
          </table:table-cell>
          <table:table-cell office:value-type="float" office:value="6" calcext:value-type="float">
            <text:p>6</text:p>
          </table:table-cell>
          <table:table-cell office:value-type="float" office:value="35.88" calcext:value-type="float">
            <text:p>35.88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4" calcext:value-type="float">
            <text:p>4</text:p>
          </table:table-cell>
          <table:table-cell office:value-type="float" office:value="35.9" calcext:value-type="float">
            <text:p>35.9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43.86" calcext:value-type="float">
            <text:p>43.86</text:p>
          </table:table-cell>
          <table:table-cell office:value-type="float" office:value="25200" calcext:value-type="float">
            <text:p>25200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Sulfation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ST</text:p>
          </table:table-cell>
          <table:table-cell office:value-type="float" office:value="4" calcext:value-type="float">
            <text:p>4</text:p>
          </table:table-cell>
          <table:table-cell office:value-type="float" office:value="21.32" calcext:value-type="float">
            <text:p>21.32</text:p>
          </table:table-cell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73-965m-trap-PTM3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5" calcext:value-type="float">
            <text:p>15</text:p>
          </table:table-cell>
          <table:table-cell office:value-type="float" office:value="90.55" calcext:value-type="float">
            <text:p>90.55</text:p>
          </table:table-cell>
          <table:table-cell office:value-type="float" office:value="988000" calcext:value-type="float">
            <text:p>988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7" calcext:value-type="float">
            <text:p>7</text:p>
          </table:table-cell>
          <table:table-cell office:value-type="float" office:value="43.38" calcext:value-type="float">
            <text:p>43.38</text:p>
          </table:table-cell>
          <table:table-cell office:value-type="float" office:value="584000" calcext:value-type="float">
            <text:p>584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,C-term</text:p>
          </table:table-cell>
          <table:table-cell office:value-type="float" office:value="6" calcext:value-type="float">
            <text:p>6</text:p>
          </table:table-cell>
          <table:table-cell office:value-type="float" office:value="53.38" calcext:value-type="float">
            <text:p>53.38</text:p>
          </table:table-cell>
          <table:table-cell office:value-type="float" office:value="812000" calcext:value-type="float">
            <text:p>81200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HST</text:p>
          </table:table-cell>
          <table:table-cell office:value-type="float" office:value="5" calcext:value-type="float">
            <text:p>5</text:p>
          </table:table-cell>
          <table:table-cell office:value-type="float" office:value="30.47" calcext:value-type="float">
            <text:p>30.47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58.27" calcext:value-type="float">
            <text:p>58.27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 </text:p>
          </table:table-cell>
          <table:table-cell office:value-type="float" office:value="17.91" calcext:value-type="float">
            <text:p>17.91</text:p>
          </table:table-cell>
        </table:table-row>
      </table:table>
      <table:table table:name="variable-ptm-ramping" table:style-name="ta1">
        <table:shapes>
          <draw:frame draw:z-index="0" draw:style-name="gr1" draw:text-style-name="P1" svg:width="6.9677in" svg:height="3.9205in" svg:x="15.4067in" svg:y="0.2843in">
            <draw:object draw:notify-on-update-of-ranges="'variable-ptm-ramping'.A3:'variable-ptm-ramping'.A11 'variable-ptm-ramping'.E2:'variable-ptm-ramping'.E2 'variable-ptm-ramping'.E3:'variable-ptm-ramping'.E11 'variable-ptm-ramping'.F2:'variable-ptm-ramping'.F2 'variable-ptm-ramping'.F3:'variable-ptm-ramping'.F11 'variable-ptm-ramping'.G2:'variable-ptm-ramping'.G2 'variable-ptm-ramping'.G3:'variable-ptm-ramping'.G11 'variable-ptm-ramping'.H2:'variable-ptm-ramping'.H2 'variable-ptm-ramping'.H3:'variable-ptm-ramping'.H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4083in" svg:y="0.2441in">
            <draw:object draw:notify-on-update-of-ranges="'variable-ptm-ramping'.A3:'variable-ptm-ramping'.A11 'variable-ptm-ramping'.B2:'variable-ptm-ramping'.B2 'variable-ptm-ramping'.B3:'variable-ptm-ramping'.B11 'variable-ptm-ramping'.C2:'variable-ptm-ramping'.C2 'variable-ptm-ramping'.C3:'variable-ptm-ramping'.C11 'variable-ptm-ramping'.D2:'variable-ptm-ramping'.D2 'variable-ptm-ramping'.D3:'variable-ptm-ramping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802in" svg:height="3.826in" svg:x="8.363in" svg:y="4.1827in">
            <draw:object draw:notify-on-update-of-ranges="'variable-ptm-ramping'.A16:'variable-ptm-ramping'.A24 'variable-ptm-ramping'.B15:'variable-ptm-ramping'.B15 'variable-ptm-ramping'.B16:'variable-ptm-ramping'.B24 'variable-ptm-ramping'.C15:'variable-ptm-ramping'.C15 'variable-ptm-ramping'.C16:'variable-ptm-ramping'.C24 'variable-ptm-ramping'.D15:'variable-ptm-ramping'.D15 'variable-ptm-ramping'.D16:'variable-ptm-ramping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3031in" svg:height="3.5469in" svg:x="15.4256in" svg:y="4.4976in">
            <draw:object draw:notify-on-update-of-ranges="'variable-ptm-ramping'.A16:'variable-ptm-ramping'.A24 'variable-ptm-ramping'.E15:'variable-ptm-ramping'.E15 'variable-ptm-ramping'.E16:'variable-ptm-ramping'.E24 'variable-ptm-ramping'.F15:'variable-ptm-ramping'.F15 'variable-ptm-ramping'.F16:'variable-ptm-ramping'.F24 'variable-ptm-ramping'.G15:'variable-ptm-ramping'.G15 'variable-ptm-ramping'.G16:'variable-ptm-ramping'.G24 'variable-ptm-ramping'.H15:'variable-ptm-ramping'.H15 'variable-ptm-ramping'.H16:'variable-ptm-ramping'.H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TNP full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variable PTMs</text:p>
          </table:table-cell>
          <table:table-cell office:value-type="string" calcext:value-type="string">
            <text:p>total PSMs at 1% FDR</text:p>
          </table:table-cell>
          <table:table-cell office:value-type="string" calcext:value-type="string">
            <text:p>total peptides</text:p>
          </table:table-cell>
          <table:table-cell office:value-type="string" calcext:value-type="string">
            <text:p>total proteins</text:p>
          </table:table-cell>
          <table:table-cell office:value-type="string" calcext:value-type="string">
            <text:p>de novo peptides 80ALC</text:p>
          </table:table-cell>
          <table:table-cell office:value-type="string" calcext:value-type="string">
            <text:p>de novo peptides 50ALC</text:p>
          </table:table-cell>
          <table:table-cell office:value-type="string" calcext:value-type="string">
            <text:p>de novo only peptides 80ALC</text:p>
          </table:table-cell>
          <table:table-cell office:value-type="string" calcext:value-type="string">
            <text:p>de novo only peptides 50A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float" office:value="1727" calcext:value-type="float">
            <text:p>1727</text:p>
          </table:table-cell>
          <table:table-cell office:value-type="float" office:value="2697" calcext:value-type="float">
            <text:p>2697</text:p>
          </table:table-cell>
          <table:table-cell office:value-type="float" office:value="4913" calcext:value-type="float">
            <text:p>4913</text:p>
          </table:table-cell>
          <table:table-cell office:value-type="float" office:value="30984" calcext:value-type="float">
            <text:p>30984</text:p>
          </table:table-cell>
          <table:table-cell office:value-type="float" office:value="4022" calcext:value-type="float">
            <text:p>4022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5" calcext:value-type="float">
            <text:p>2925</text:p>
          </table:table-cell>
          <table:table-cell office:value-type="float" office:value="1840" calcext:value-type="float">
            <text:p>1840</text:p>
          </table:table-cell>
          <table:table-cell office:value-type="float" office:value="2577" calcext:value-type="float">
            <text:p>2577</text:p>
          </table:table-cell>
          <table:table-cell office:value-type="float" office:value="5074" calcext:value-type="float">
            <text:p>5074</text:p>
          </table:table-cell>
          <table:table-cell office:value-type="float" office:value="31324" calcext:value-type="float">
            <text:p>31324</text:p>
          </table:table-cell>
          <table:table-cell office:value-type="float" office:value="4144" calcext:value-type="float">
            <text:p>4144</text:p>
          </table:table-cell>
          <table:table-cell office:value-type="float" office:value="29129" calcext:value-type="float">
            <text:p>29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1" calcext:value-type="float">
            <text:p>2741</text:p>
          </table:table-cell>
          <table:table-cell office:value-type="float" office:value="1723" calcext:value-type="float">
            <text:p>1723</text:p>
          </table:table-cell>
          <table:table-cell office:value-type="float" office:value="2537" calcext:value-type="float">
            <text:p>2537</text:p>
          </table:table-cell>
          <table:table-cell office:value-type="float" office:value="4751" calcext:value-type="float">
            <text:p>4751</text:p>
          </table:table-cell>
          <table:table-cell office:value-type="float" office:value="30407" calcext:value-type="float">
            <text:p>30407</text:p>
          </table:table-cell>
          <table:table-cell office:value-type="float" office:value="3934" calcext:value-type="float">
            <text:p>3934</text:p>
          </table:table-cell>
          <table:table-cell office:value-type="float" office:value="28409" calcext:value-type="float">
            <text:p>28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67" calcext:value-type="float">
            <text:p>2767</text:p>
          </table:table-cell>
          <table:table-cell office:value-type="float" office:value="1704" calcext:value-type="float">
            <text:p>1704</text:p>
          </table:table-cell>
          <table:table-cell office:value-type="float" office:value="2332" calcext:value-type="float">
            <text:p>2332</text:p>
          </table:table-cell>
          <table:table-cell office:value-type="float" office:value="5291" calcext:value-type="float">
            <text:p>5291</text:p>
          </table:table-cell>
          <table:table-cell office:value-type="float" office:value="32767" calcext:value-type="float">
            <text:p>32767</text:p>
          </table:table-cell>
          <table:table-cell office:value-type="float" office:value="4432" calcext:value-type="float">
            <text:p>4432</text:p>
          </table:table-cell>
          <table:table-cell office:value-type="float" office:value="30762" calcext:value-type="float">
            <text:p>30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1483" calcext:value-type="float">
            <text:p>1483</text:p>
          </table:table-cell>
          <table:table-cell office:value-type="float" office:value="2135" calcext:value-type="float">
            <text:p>2135</text:p>
          </table:table-cell>
          <table:table-cell office:value-type="float" office:value="5067" calcext:value-type="float">
            <text:p>5067</text:p>
          </table:table-cell>
          <table:table-cell office:value-type="float" office:value="32885" calcext:value-type="float">
            <text:p>32885</text:p>
          </table:table-cell>
          <table:table-cell office:value-type="float" office:value="4304" calcext:value-type="float">
            <text:p>4304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6" calcext:value-type="float">
            <text:p>2626</text:p>
          </table:table-cell>
          <table:table-cell office:value-type="float" office:value="1602" calcext:value-type="float">
            <text:p>1602</text:p>
          </table:table-cell>
          <table:table-cell office:value-type="float" office:value="2109" calcext:value-type="float">
            <text:p>2109</text:p>
          </table:table-cell>
          <table:table-cell office:value-type="float" office:value="5057" calcext:value-type="float">
            <text:p>5057</text:p>
          </table:table-cell>
          <table:table-cell office:value-type="float" office:value="33023" calcext:value-type="float">
            <text:p>33023</text:p>
          </table:table-cell>
          <table:table-cell office:value-type="float" office:value="4250" calcext:value-type="float">
            <text:p>4250</text:p>
          </table:table-cell>
          <table:table-cell office:value-type="float" office:value="31105" calcext:value-type="float">
            <text:p>31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1514" calcext:value-type="float">
            <text:p>1514</text:p>
          </table:table-cell>
          <table:table-cell office:value-type="float" office:value="1920" calcext:value-type="float">
            <text:p>1920</text:p>
          </table:table-cell>
          <table:table-cell office:value-type="float" office:value="5233" calcext:value-type="float">
            <text:p>5233</text:p>
          </table:table-cell>
          <table:table-cell office:value-type="float" office:value="33921" calcext:value-type="float">
            <text:p>33921</text:p>
          </table:table-cell>
          <table:table-cell office:value-type="float" office:value="4448" calcext:value-type="float">
            <text:p>4448</text:p>
          </table:table-cell>
          <table:table-cell office:value-type="float" office:value="32086" calcext:value-type="float">
            <text:p>32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0" calcext:value-type="float">
            <text:p>2450</text:p>
          </table:table-cell>
          <table:table-cell office:value-type="float" office:value="1465" calcext:value-type="float">
            <text:p>1465</text:p>
          </table:table-cell>
          <table:table-cell office:value-type="float" office:value="1910" calcext:value-type="float">
            <text:p>1910</text:p>
          </table:table-cell>
          <table:table-cell office:value-type="float" office:value="5304" calcext:value-type="float">
            <text:p>5304</text:p>
          </table:table-cell>
          <table:table-cell office:value-type="float" office:value="34164" calcext:value-type="float">
            <text:p>34164</text:p>
          </table:table-cell>
          <table:table-cell office:value-type="float" office:value="4564" calcext:value-type="float">
            <text:p>4564</text:p>
          </table:table-cell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6" calcext:value-type="float">
            <text:p>2426</text:p>
          </table:table-cell>
          <table:table-cell office:value-type="float" office:value="1461" calcext:value-type="float">
            <text:p>1461</text:p>
          </table:table-cell>
          <table:table-cell office:value-type="float" office:value="1951" calcext:value-type="float">
            <text:p>1951</text:p>
          </table:table-cell>
          <table:table-cell office:value-type="float" office:value="5335" calcext:value-type="float">
            <text:p>5335</text:p>
          </table:table-cell>
          <table:table-cell office:value-type="float" office:value="34568" calcext:value-type="float">
            <text:p>34568</text:p>
          </table:table-cell>
          <table:table-cell office:value-type="float" office:value="4602" calcext:value-type="float">
            <text:p>4602</text:p>
          </table:table-cell>
          <table:table-cell office:value-type="float" office:value="32805" calcext:value-type="float">
            <text:p>328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D4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variable PTMs</text:p>
          </table:table-cell>
          <table:table-cell office:value-type="string" calcext:value-type="string">
            <text:p>total PSMs at 1% FDR</text:p>
          </table:table-cell>
          <table:table-cell office:value-type="string" calcext:value-type="string">
            <text:p>total peptides</text:p>
          </table:table-cell>
          <table:table-cell office:value-type="string" calcext:value-type="string">
            <text:p>total proteins</text:p>
          </table:table-cell>
          <table:table-cell office:value-type="string" calcext:value-type="string">
            <text:p>de novo peptides 80ALC</text:p>
          </table:table-cell>
          <table:table-cell office:value-type="string" calcext:value-type="string">
            <text:p>de novo peptides 50ALC</text:p>
          </table:table-cell>
          <table:table-cell office:value-type="string" calcext:value-type="string">
            <text:p>de novo only peptides 80ALC</text:p>
          </table:table-cell>
          <table:table-cell office:value-type="string" calcext:value-type="string">
            <text:p>de novo only peptides 50A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31" calcext:value-type="float">
            <text:p>20231</text:p>
          </table:table-cell>
          <table:table-cell office:value-type="float" office:value="11532" calcext:value-type="float">
            <text:p>11532</text:p>
          </table:table-cell>
          <table:table-cell office:value-type="float" office:value="1351" calcext:value-type="float">
            <text:p>1351</text:p>
          </table:table-cell>
          <table:table-cell office:value-type="float" office:value="6646" calcext:value-type="float">
            <text:p>6646</text:p>
          </table:table-cell>
          <table:table-cell office:value-type="float" office:value="16544" calcext:value-type="float">
            <text:p>16544</text:p>
          </table:table-cell>
          <table:table-cell office:value-type="float" office:value="552" calcext:value-type="float">
            <text:p>5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11" calcext:value-type="float">
            <text:p>21311</text:p>
          </table:table-cell>
          <table:table-cell office:value-type="float" office:value="12085" calcext:value-type="float">
            <text:p>12085</text:p>
          </table:table-cell>
          <table:table-cell office:value-type="float" office:value="1349" calcext:value-type="float">
            <text:p>1349</text:p>
          </table:table-cell>
          <table:table-cell office:value-type="float" office:value="6722" calcext:value-type="float">
            <text:p>6722</text:p>
          </table:table-cell>
          <table:table-cell office:value-type="float" office:value="16630" calcext:value-type="float">
            <text:p>16630</text:p>
          </table:table-cell>
          <table:table-cell office:value-type="float" office:value="503" calcext:value-type="float">
            <text:p>50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56" calcext:value-type="float">
            <text:p>21756</text:p>
          </table:table-cell>
          <table:table-cell office:value-type="float" office:value="12671" calcext:value-type="float">
            <text:p>12671</text:p>
          </table:table-cell>
          <table:table-cell office:value-type="float" office:value="1342" calcext:value-type="float">
            <text:p>1342</text:p>
          </table:table-cell>
          <table:table-cell office:value-type="float" office:value="6475" calcext:value-type="float">
            <text:p>6475</text:p>
          </table:table-cell>
          <table:table-cell office:value-type="float" office:value="16233" calcext:value-type="float">
            <text:p>16233</text:p>
          </table:table-cell>
          <table:table-cell office:value-type="float" office:value="443" calcext:value-type="float">
            <text:p>443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42" calcext:value-type="float">
            <text:p>22942</text:p>
          </table:table-cell>
          <table:table-cell office:value-type="float" office:value="13679" calcext:value-type="float">
            <text:p>13679</text:p>
          </table:table-cell>
          <table:table-cell office:value-type="float" office:value="1338" calcext:value-type="float">
            <text:p>1338</text:p>
          </table:table-cell>
          <table:table-cell office:value-type="float" office:value="6247" calcext:value-type="float">
            <text:p>6247</text:p>
          </table:table-cell>
          <table:table-cell office:value-type="float" office:value="16214" calcext:value-type="float">
            <text:p>16214</text:p>
          </table:table-cell>
          <table:table-cell office:value-type="float" office:value="432" calcext:value-type="float">
            <text:p>432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54" calcext:value-type="float">
            <text:p>23354</text:p>
          </table:table-cell>
          <table:table-cell office:value-type="float" office:value="13994" calcext:value-type="float">
            <text:p>13994</text:p>
          </table:table-cell>
          <table:table-cell office:value-type="float" office:value="1336" calcext:value-type="float">
            <text:p>1336</text:p>
          </table:table-cell>
          <table:table-cell office:value-type="float" office:value="6245" calcext:value-type="float">
            <text:p>6245</text:p>
          </table:table-cell>
          <table:table-cell office:value-type="float" office:value="16333" calcext:value-type="float">
            <text:p>16333</text:p>
          </table:table-cell>
          <table:table-cell office:value-type="float" office:value="434" calcext:value-type="float">
            <text:p>434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35" calcext:value-type="float">
            <text:p>23235</text:p>
          </table:table-cell>
          <table:table-cell office:value-type="float" office:value="14058" calcext:value-type="float">
            <text:p>14058</text:p>
          </table:table-cell>
          <table:table-cell office:value-type="float" office:value="1320" calcext:value-type="float">
            <text:p>1320</text:p>
          </table:table-cell>
          <table:table-cell office:value-type="float" office:value="6100" calcext:value-type="float">
            <text:p>6100</text:p>
          </table:table-cell>
          <table:table-cell office:value-type="float" office:value="16143" calcext:value-type="float">
            <text:p>16143</text:p>
          </table:table-cell>
          <table:table-cell office:value-type="float" office:value="426" calcext:value-type="float">
            <text:p>426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36" calcext:value-type="float">
            <text:p>23236</text:p>
          </table:table-cell>
          <table:table-cell office:value-type="float" office:value="14135" calcext:value-type="float">
            <text:p>14135</text:p>
          </table:table-cell>
          <table:table-cell office:value-type="float" office:value="1314" calcext:value-type="float">
            <text:p>1314</text:p>
          </table:table-cell>
          <table:table-cell office:value-type="float" office:value="6150" calcext:value-type="float">
            <text:p>6150</text:p>
          </table:table-cell>
          <table:table-cell office:value-type="float" office:value="16351" calcext:value-type="float">
            <text:p>16351</text:p>
          </table:table-cell>
          <table:table-cell office:value-type="float" office:value="455" calcext:value-type="float">
            <text:p>455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98" calcext:value-type="float">
            <text:p>23098</text:p>
          </table:table-cell>
          <table:table-cell office:value-type="float" office:value="14071" calcext:value-type="float">
            <text:p>14071</text:p>
          </table:table-cell>
          <table:table-cell office:value-type="float" office:value="1316" calcext:value-type="float">
            <text:p>1316</text:p>
          </table:table-cell>
          <table:table-cell office:value-type="float" office:value="6384" calcext:value-type="float">
            <text:p>6384</text:p>
          </table:table-cell>
          <table:table-cell office:value-type="float" office:value="16626" calcext:value-type="float">
            <text:p>16626</text:p>
          </table:table-cell>
          <table:table-cell office:value-type="float" office:value="482" calcext:value-type="float">
            <text:p>482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50" calcext:value-type="float">
            <text:p>22950</text:p>
          </table:table-cell>
          <table:table-cell office:value-type="float" office:value="13967" calcext:value-type="float">
            <text:p>13967</text:p>
          </table:table-cell>
          <table:table-cell office:value-type="float" office:value="1304" calcext:value-type="float">
            <text:p>1304</text:p>
          </table:table-cell>
          <table:table-cell office:value-type="float" office:value="6263" calcext:value-type="float">
            <text:p>6263</text:p>
          </table:table-cell>
          <table:table-cell office:value-type="float" office:value="16525" calcext:value-type="float">
            <text:p>16525</text:p>
          </table:table-cell>
          <table:table-cell office:value-type="float" office:value="496" calcext:value-type="float">
            <text:p>496</text:p>
          </table:table-cell>
          <table:table-cell office:value-type="float" office:value="3382" calcext:value-type="float">
            <text:p>3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2:44:17.876580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01:15.190765939</meta:creation-date>
    <dc:date>2020-08-05T16:54:19.960338706</dc:date>
    <meta:editing-duration>PT4H14M41S</meta:editing-duration>
    <meta:editing-cycles>11</meta:editing-cycles>
    <meta:generator>LibreOffice/6.4.4.2$Linux_X86_64 LibreOffice_project/40$Build-2</meta:generator>
    <meta:document-statistic meta:table-count="10" meta:cell-count="14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55cm" svg:y="0.316cm" chart:style-name="ch2">
          <text:p>Variable modification ramping - ETNP database searches</text:p>
        </chart:title>
        <chart:legend chart:legend-position="end" svg:x="11.726cm" svg:y="3.703cm" style:legend-expansion="high" chart:style-name="ch3"/>
        <chart:plot-area chart:style-name="ch4" table:cell-range-address="'variable-ptm-ramping'.A3:'variable-ptm-ramping'.D11 'variable-ptm-ramping'.B2:'variable-ptm-ramping'.D2" chart:data-source-has-labels="both" svg:x="0.32cm" svg:y="1.275cm" svg:width="11.086cm" svg:height="6.564cm">
          <chartooo:coordinate-region svg:x="1.312cm" svg:y="1.474cm" svg:width="10.094cm" svg:height="5.718cm"/>
          <chart:axis chart:dimension="x" chart:name="primary-x" chart:style-name="ch5" chartooo:axis-type="auto">
            <chartooo:date-scale/>
            <chart:title svg:x="3.861cm" svg:y="8.019cm" chart:style-name="ch6">
              <text:p># variable mods suggested</text:p>
            </chart:title>
            <chart:categories table:cell-range-address="'variable-ptm-ramping'.A3:'variable-ptm-ramping'.A11"/>
          </chart:axis>
          <chart:axis chart:dimension="y" chart:name="primary-y" chart:style-name="ch7"/>
          <chart:series chart:style-name="ch8" chart:values-cell-range-address="'variable-ptm-ramping'.B3:'variable-ptm-ramping'.B11" chart:label-cell-address="'variable-ptm-ramping'.B2:'variable-ptm-ramping'.B2" chart:class="chart:bar">
            <chart:data-point chart:repeated="9"/>
          </chart:series>
          <chart:series chart:style-name="ch9" chart:values-cell-range-address="'variable-ptm-ramping'.C3:'variable-ptm-ramping'.C11" chart:label-cell-address="'variable-ptm-ramping'.C2:'variable-ptm-ramping'.C2" chart:class="chart:bar">
            <chart:data-point chart:repeated="9"/>
          </chart:series>
          <chart:series chart:style-name="ch10" chart:values-cell-range-address="'variable-ptm-ramping'.D3:'variable-ptm-ramping'.D11" chart:label-cell-address="'variable-ptm-ramping'.D2:'variable-ptm-ramping'.D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SMs at 1% FDR</text:p>
                <draw:g>
                  <svg:desc>'variable-ptm-ramping'.B2:'variable-ptm-ramping'.B2</svg:desc>
                </draw:g>
              </table:table-cell>
              <table:table-cell office:value-type="string">
                <text:p>total peptides</text:p>
                <draw:g>
                  <svg:desc>'variable-ptm-ramping'.C2:'variable-ptm-ramping'.C2</svg:desc>
                </draw:g>
              </table:table-cell>
              <table:table-cell office:value-type="string">
                <text:p>total proteins</text:p>
                <draw:g>
                  <svg:desc>'variable-ptm-ramping'.D2:'variable-ptm-ramping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3:'variable-ptm-ramping'.A11</svg:desc>
                </draw:g>
              </table:table-cell>
              <table:table-cell office:value-type="float" office:value="2760">
                <text:p>2760</text:p>
                <draw:g>
                  <svg:desc>'variable-ptm-ramping'.B3:'variable-ptm-ramping'.B11</svg:desc>
                </draw:g>
              </table:table-cell>
              <table:table-cell office:value-type="float" office:value="1727">
                <text:p>1727</text:p>
                <draw:g>
                  <svg:desc>'variable-ptm-ramping'.C3:'variable-ptm-ramping'.C11</svg:desc>
                </draw:g>
              </table:table-cell>
              <table:table-cell office:value-type="float" office:value="2697">
                <text:p>2697</text:p>
                <draw:g>
                  <svg:desc>'variable-ptm-ramping'.D3:'variable-ptm-ramping'.D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25">
                <text:p>2925</text:p>
              </table:table-cell>
              <table:table-cell office:value-type="float" office:value="1840">
                <text:p>184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1">
                <text:p>2741</text:p>
              </table:table-cell>
              <table:table-cell office:value-type="float" office:value="1723">
                <text:p>1723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67">
                <text:p>2767</text:p>
              </table:table-cell>
              <table:table-cell office:value-type="float" office:value="1704">
                <text:p>170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63">
                <text:p>2463</text:p>
              </table:table-cell>
              <table:table-cell office:value-type="float" office:value="1483">
                <text:p>1483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26">
                <text:p>2626</text:p>
              </table:table-cell>
              <table:table-cell office:value-type="float" office:value="1602">
                <text:p>1602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1514">
                <text:p>151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50">
                <text:p>2450</text:p>
              </table:table-cell>
              <table:table-cell office:value-type="float" office:value="1465">
                <text:p>146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26">
                <text:p>2426</text:p>
              </table:table-cell>
              <table:table-cell office:value-type="float" office:value="1461">
                <text:p>1461</text:p>
              </table:table-cell>
              <table:table-cell office:value-type="float" office:value="1951">
                <text:p>1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78cm" svg:height="9.719cm" xlink:href=".." xlink:type="simple" chart:class="chart:bar" chart:style-name="ch1">
        <chart:title svg:x="2.457cm" svg:y="0.33cm" chart:style-name="ch2">
          <text:p>Variable modification ramping - Pro MED4 database searches</text:p>
        </chart:title>
        <chart:legend chart:legend-position="end" svg:x="13.004cm" svg:y="4.062cm" style:legend-expansion="high" chart:style-name="ch3"/>
        <chart:plot-area chart:style-name="ch4" table:cell-range-address="'variable-ptm-ramping'.A16:'variable-ptm-ramping'.D24 'variable-ptm-ramping'.B15:'variable-ptm-ramping'.D15" chart:data-source-has-labels="both" svg:x="0.345cm" svg:y="1.303cm" svg:width="12.314cm" svg:height="7.241cm">
          <chartooo:coordinate-region svg:x="1.522cm" svg:y="1.502cm" svg:width="11.137cm" svg:height="6.395cm"/>
          <chart:axis chart:dimension="x" chart:name="primary-x" chart:style-name="ch5" chartooo:axis-type="auto">
            <chartooo:date-scale/>
            <chart:title svg:x="4.5cm" svg:y="8.738cm" chart:style-name="ch6">
              <text:p># variable mods suggested</text:p>
            </chart:title>
            <chart:categories table:cell-range-address="'variable-ptm-ramping'.A16:'variable-ptm-ramping'.A24"/>
          </chart:axis>
          <chart:axis chart:dimension="y" chart:name="primary-y" chart:style-name="ch7"/>
          <chart:series chart:style-name="ch8" chart:values-cell-range-address="'variable-ptm-ramping'.B16:'variable-ptm-ramping'.B24" chart:label-cell-address="'variable-ptm-ramping'.B15:'variable-ptm-ramping'.B15" chart:class="chart:bar">
            <chart:data-point chart:repeated="9"/>
          </chart:series>
          <chart:series chart:style-name="ch9" chart:values-cell-range-address="'variable-ptm-ramping'.C16:'variable-ptm-ramping'.C24" chart:label-cell-address="'variable-ptm-ramping'.C15:'variable-ptm-ramping'.C15" chart:class="chart:bar">
            <chart:data-point chart:repeated="9"/>
          </chart:series>
          <chart:series chart:style-name="ch10" chart:values-cell-range-address="'variable-ptm-ramping'.D16:'variable-ptm-ramping'.D24" chart:label-cell-address="'variable-ptm-ramping'.D15:'variable-ptm-ramping'.D1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SMs at 1% FDR</text:p>
                <draw:g>
                  <svg:desc>'variable-ptm-ramping'.B15:'variable-ptm-ramping'.B15</svg:desc>
                </draw:g>
              </table:table-cell>
              <table:table-cell office:value-type="string">
                <text:p>total peptides</text:p>
                <draw:g>
                  <svg:desc>'variable-ptm-ramping'.C15:'variable-ptm-ramping'.C15</svg:desc>
                </draw:g>
              </table:table-cell>
              <table:table-cell office:value-type="string">
                <text:p>total proteins</text:p>
                <draw:g>
                  <svg:desc>'variable-ptm-ramping'.D15:'variable-ptm-ramping'.D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16:'variable-ptm-ramping'.A24</svg:desc>
                </draw:g>
              </table:table-cell>
              <table:table-cell office:value-type="float" office:value="20231">
                <text:p>20231</text:p>
                <draw:g>
                  <svg:desc>'variable-ptm-ramping'.B16:'variable-ptm-ramping'.B24</svg:desc>
                </draw:g>
              </table:table-cell>
              <table:table-cell office:value-type="float" office:value="11532">
                <text:p>11532</text:p>
                <draw:g>
                  <svg:desc>'variable-ptm-ramping'.C16:'variable-ptm-ramping'.C24</svg:desc>
                </draw:g>
              </table:table-cell>
              <table:table-cell office:value-type="float" office:value="1351">
                <text:p>1351</text:p>
                <draw:g>
                  <svg:desc>'variable-ptm-ramping'.D16:'variable-ptm-ramping'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311">
                <text:p>21311</text:p>
              </table:table-cell>
              <table:table-cell office:value-type="float" office:value="12085">
                <text:p>1208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756">
                <text:p>21756</text:p>
              </table:table-cell>
              <table:table-cell office:value-type="float" office:value="12671">
                <text:p>1267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942">
                <text:p>22942</text:p>
              </table:table-cell>
              <table:table-cell office:value-type="float" office:value="13679">
                <text:p>1367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54">
                <text:p>23354</text:p>
              </table:table-cell>
              <table:table-cell office:value-type="float" office:value="13994">
                <text:p>1399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235">
                <text:p>23235</text:p>
              </table:table-cell>
              <table:table-cell office:value-type="float" office:value="14058">
                <text:p>1405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236">
                <text:p>23236</text:p>
              </table:table-cell>
              <table:table-cell office:value-type="float" office:value="14135">
                <text:p>1413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098">
                <text:p>23098</text:p>
              </table:table-cell>
              <table:table-cell office:value-type="float" office:value="14071">
                <text:p>1407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950">
                <text:p>22950</text:p>
              </table:table-cell>
              <table:table-cell office:value-type="float" office:value="13967">
                <text:p>13967</text:p>
              </table:table-cell>
              <table:table-cell office:value-type="float" office:value="1304">
                <text:p>1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99cm" svg:height="9.959cm" xlink:href=".." xlink:type="simple" chart:class="chart:bar" chart:style-name="ch1">
        <chart:title svg:x="3.3cm" svg:y="0.292cm" chart:style-name="ch2">
          <text:p>Variable modification ramping - ENTP de novo searches</text:p>
        </chart:title>
        <chart:legend chart:legend-position="end" svg:x="12.446cm" svg:y="3.933cm" style:legend-expansion="high" chart:style-name="ch3"/>
        <chart:plot-area chart:style-name="ch4" table:cell-range-address="'variable-ptm-ramping'.A3:'variable-ptm-ramping'.A11 'variable-ptm-ramping'.E2:'variable-ptm-ramping'.H11" chart:data-source-has-labels="both" svg:x="0.353cm" svg:y="1.313cm" svg:width="11.74cm" svg:height="7.466cm">
          <chartooo:coordinate-region svg:x="1.53cm" svg:y="1.512cm" svg:width="10.563cm" svg:height="6.62cm"/>
          <chart:axis chart:dimension="x" chart:name="primary-x" chart:style-name="ch5" chartooo:axis-type="auto">
            <chartooo:date-scale/>
            <chart:title svg:x="4.049cm" svg:y="8.978cm" chart:style-name="ch6">
              <text:p># of variable mods suggested</text:p>
            </chart:title>
            <chart:categories table:cell-range-address="'variable-ptm-ramping'.A3:'variable-ptm-ramping'.A11"/>
          </chart:axis>
          <chart:axis chart:dimension="y" chart:name="primary-y" chart:style-name="ch7"/>
          <chart:series chart:style-name="ch8" chart:values-cell-range-address="'variable-ptm-ramping'.E3:'variable-ptm-ramping'.E11" chart:label-cell-address="'variable-ptm-ramping'.E2:'variable-ptm-ramping'.E2" chart:class="chart:bar">
            <chart:data-point chart:repeated="9"/>
          </chart:series>
          <chart:series chart:style-name="ch9" chart:values-cell-range-address="'variable-ptm-ramping'.F3:'variable-ptm-ramping'.F11" chart:label-cell-address="'variable-ptm-ramping'.F2:'variable-ptm-ramping'.F2" chart:class="chart:bar">
            <chart:data-point chart:repeated="9"/>
          </chart:series>
          <chart:series chart:style-name="ch10" chart:values-cell-range-address="'variable-ptm-ramping'.G3:'variable-ptm-ramping'.G11" chart:label-cell-address="'variable-ptm-ramping'.G2:'variable-ptm-ramping'.G2" chart:class="chart:bar">
            <chart:data-point chart:repeated="9"/>
          </chart:series>
          <chart:series chart:style-name="ch11" chart:values-cell-range-address="'variable-ptm-ramping'.H3:'variable-ptm-ramping'.H11" chart:label-cell-address="'variable-ptm-ramping'.H2:'variable-ptm-ramping'.H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 novo peptides 80ALC</text:p>
                <draw:g>
                  <svg:desc>'variable-ptm-ramping'.E2:'variable-ptm-ramping'.E2</svg:desc>
                </draw:g>
              </table:table-cell>
              <table:table-cell office:value-type="string">
                <text:p>de novo peptides 50ALC</text:p>
                <draw:g>
                  <svg:desc>'variable-ptm-ramping'.F2:'variable-ptm-ramping'.F2</svg:desc>
                </draw:g>
              </table:table-cell>
              <table:table-cell office:value-type="string">
                <text:p>de novo only peptides 80ALC</text:p>
                <draw:g>
                  <svg:desc>'variable-ptm-ramping'.G2:'variable-ptm-ramping'.G2</svg:desc>
                </draw:g>
              </table:table-cell>
              <table:table-cell office:value-type="string">
                <text:p>de novo only peptides 50ALC</text:p>
                <draw:g>
                  <svg:desc>'variable-ptm-ramping'.H2:'variable-ptm-ramping'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3:'variable-ptm-ramping'.A11</svg:desc>
                </draw:g>
              </table:table-cell>
              <table:table-cell office:value-type="float" office:value="4913">
                <text:p>4913</text:p>
                <draw:g>
                  <svg:desc>'variable-ptm-ramping'.E3:'variable-ptm-ramping'.E11</svg:desc>
                </draw:g>
              </table:table-cell>
              <table:table-cell office:value-type="float" office:value="30984">
                <text:p>30984</text:p>
                <draw:g>
                  <svg:desc>'variable-ptm-ramping'.F3:'variable-ptm-ramping'.F11</svg:desc>
                </draw:g>
              </table:table-cell>
              <table:table-cell office:value-type="float" office:value="4022">
                <text:p>4022</text:p>
                <draw:g>
                  <svg:desc>'variable-ptm-ramping'.G3:'variable-ptm-ramping'.G11</svg:desc>
                </draw:g>
              </table:table-cell>
              <table:table-cell office:value-type="float" office:value="28900">
                <text:p>28900</text:p>
                <draw:g>
                  <svg:desc>'variable-ptm-ramping'.H3:'variable-ptm-ramping'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74">
                <text:p>5074</text:p>
              </table:table-cell>
              <table:table-cell office:value-type="float" office:value="31324">
                <text:p>31324</text:p>
              </table:table-cell>
              <table:table-cell office:value-type="float" office:value="4144">
                <text:p>4144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51">
                <text:p>4751</text:p>
              </table:table-cell>
              <table:table-cell office:value-type="float" office:value="30407">
                <text:p>30407</text:p>
              </table:table-cell>
              <table:table-cell office:value-type="float" office:value="3934">
                <text:p>3934</text:p>
              </table:table-cell>
              <table:table-cell office:value-type="float" office:value="28409">
                <text:p>284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91">
                <text:p>5291</text:p>
              </table:table-cell>
              <table:table-cell office:value-type="float" office:value="32767">
                <text:p>32767</text:p>
              </table:table-cell>
              <table:table-cell office:value-type="float" office:value="4432">
                <text:p>4432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67">
                <text:p>5067</text:p>
              </table:table-cell>
              <table:table-cell office:value-type="float" office:value="32885">
                <text:p>32885</text:p>
              </table:table-cell>
              <table:table-cell office:value-type="float" office:value="4304">
                <text:p>4304</text:p>
              </table:table-cell>
              <table:table-cell office:value-type="float" office:value="31103">
                <text:p>311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57">
                <text:p>5057</text:p>
              </table:table-cell>
              <table:table-cell office:value-type="float" office:value="33023">
                <text:p>33023</text:p>
              </table:table-cell>
              <table:table-cell office:value-type="float" office:value="4250">
                <text:p>4250</text:p>
              </table:table-cell>
              <table:table-cell office:value-type="float" office:value="31105">
                <text:p>31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33">
                <text:p>5233</text:p>
              </table:table-cell>
              <table:table-cell office:value-type="float" office:value="33921">
                <text:p>33921</text:p>
              </table:table-cell>
              <table:table-cell office:value-type="float" office:value="4448">
                <text:p>4448</text:p>
              </table:table-cell>
              <table:table-cell office:value-type="float" office:value="32086">
                <text:p>320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04">
                <text:p>5304</text:p>
              </table:table-cell>
              <table:table-cell office:value-type="float" office:value="34164">
                <text:p>34164</text:p>
              </table:table-cell>
              <table:table-cell office:value-type="float" office:value="4564">
                <text:p>4564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35">
                <text:p>5335</text:p>
              </table:table-cell>
              <table:table-cell office:value-type="float" office:value="34568">
                <text:p>34568</text:p>
              </table:table-cell>
              <table:table-cell office:value-type="float" office:value="4602">
                <text:p>4602</text:p>
              </table:table-cell>
              <table:table-cell office:value-type="float" office:value="32805">
                <text:p>32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1.942cm" svg:y="0.316cm" chart:style-name="ch2">
          <text:p>Variable modification ramping - Pro MED4 de novo searches</text:p>
        </chart:title>
        <chart:legend chart:legend-position="end" svg:x="10.758cm" svg:y="3.459cm" style:legend-expansion="high" chart:style-name="ch3"/>
        <chart:plot-area chart:style-name="ch4" table:cell-range-address="'variable-ptm-ramping'.A16:'variable-ptm-ramping'.A24 'variable-ptm-ramping'.E15:'variable-ptm-ramping'.H24" chart:data-source-has-labels="both" svg:x="0.32cm" svg:y="1.275cm" svg:width="10.118cm" svg:height="6.574cm">
          <chartooo:coordinate-region svg:x="1.497cm" svg:y="1.474cm" svg:width="8.941cm" svg:height="5.728cm"/>
          <chart:axis chart:dimension="x" chart:name="primary-x" chart:style-name="ch5" chartooo:axis-type="auto">
            <chartooo:date-scale/>
            <chart:title svg:x="3.377cm" svg:y="8.029cm" chart:style-name="ch6">
              <text:p># variable mods suggested</text:p>
            </chart:title>
            <chart:categories table:cell-range-address="'variable-ptm-ramping'.A16:'variable-ptm-ramping'.A24"/>
          </chart:axis>
          <chart:axis chart:dimension="y" chart:name="primary-y" chart:style-name="ch7"/>
          <chart:series chart:style-name="ch8" chart:values-cell-range-address="'variable-ptm-ramping'.E16:'variable-ptm-ramping'.E24" chart:label-cell-address="'variable-ptm-ramping'.E15:'variable-ptm-ramping'.E15" chart:class="chart:bar">
            <chart:data-point chart:repeated="9"/>
          </chart:series>
          <chart:series chart:style-name="ch9" chart:values-cell-range-address="'variable-ptm-ramping'.F16:'variable-ptm-ramping'.F24" chart:label-cell-address="'variable-ptm-ramping'.F15:'variable-ptm-ramping'.F15" chart:class="chart:bar">
            <chart:data-point chart:repeated="9"/>
          </chart:series>
          <chart:series chart:style-name="ch10" chart:values-cell-range-address="'variable-ptm-ramping'.G16:'variable-ptm-ramping'.G24" chart:label-cell-address="'variable-ptm-ramping'.G15:'variable-ptm-ramping'.G15" chart:class="chart:bar">
            <chart:data-point chart:repeated="9"/>
          </chart:series>
          <chart:series chart:style-name="ch11" chart:values-cell-range-address="'variable-ptm-ramping'.H16:'variable-ptm-ramping'.H24" chart:label-cell-address="'variable-ptm-ramping'.H15:'variable-ptm-ramping'.H1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 novo peptides 80ALC</text:p>
                <draw:g>
                  <svg:desc>'variable-ptm-ramping'.E15:'variable-ptm-ramping'.E15</svg:desc>
                </draw:g>
              </table:table-cell>
              <table:table-cell office:value-type="string">
                <text:p>de novo peptides 50ALC</text:p>
                <draw:g>
                  <svg:desc>'variable-ptm-ramping'.F15:'variable-ptm-ramping'.F15</svg:desc>
                </draw:g>
              </table:table-cell>
              <table:table-cell office:value-type="string">
                <text:p>de novo only peptides 80ALC</text:p>
                <draw:g>
                  <svg:desc>'variable-ptm-ramping'.G15:'variable-ptm-ramping'.G15</svg:desc>
                </draw:g>
              </table:table-cell>
              <table:table-cell office:value-type="string">
                <text:p>de novo only peptides 50ALC</text:p>
                <draw:g>
                  <svg:desc>'variable-ptm-ramping'.H15:'variable-ptm-ramping'.H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16:'variable-ptm-ramping'.A24</svg:desc>
                </draw:g>
              </table:table-cell>
              <table:table-cell office:value-type="float" office:value="6646">
                <text:p>6646</text:p>
                <draw:g>
                  <svg:desc>'variable-ptm-ramping'.E16:'variable-ptm-ramping'.E24</svg:desc>
                </draw:g>
              </table:table-cell>
              <table:table-cell office:value-type="float" office:value="16544">
                <text:p>16544</text:p>
                <draw:g>
                  <svg:desc>'variable-ptm-ramping'.F16:'variable-ptm-ramping'.F24</svg:desc>
                </draw:g>
              </table:table-cell>
              <table:table-cell office:value-type="float" office:value="552">
                <text:p>552</text:p>
                <draw:g>
                  <svg:desc>'variable-ptm-ramping'.G16:'variable-ptm-ramping'.G24</svg:desc>
                </draw:g>
              </table:table-cell>
              <table:table-cell office:value-type="float" office:value="4001">
                <text:p>4001</text:p>
                <draw:g>
                  <svg:desc>'variable-ptm-ramping'.H16:'variable-ptm-ramping'.H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22">
                <text:p>6722</text:p>
              </table:table-cell>
              <table:table-cell office:value-type="float" office:value="16630">
                <text:p>16630</text:p>
              </table:table-cell>
              <table:table-cell office:value-type="float" office:value="503">
                <text:p>50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75">
                <text:p>6475</text:p>
              </table:table-cell>
              <table:table-cell office:value-type="float" office:value="16233">
                <text:p>16233</text:p>
              </table:table-cell>
              <table:table-cell office:value-type="float" office:value="443">
                <text:p>443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47">
                <text:p>6247</text:p>
              </table:table-cell>
              <table:table-cell office:value-type="float" office:value="16214">
                <text:p>16214</text:p>
              </table:table-cell>
              <table:table-cell office:value-type="float" office:value="432">
                <text:p>432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45">
                <text:p>6245</text:p>
              </table:table-cell>
              <table:table-cell office:value-type="float" office:value="16333">
                <text:p>16333</text:p>
              </table:table-cell>
              <table:table-cell office:value-type="float" office:value="434">
                <text:p>43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00">
                <text:p>6100</text:p>
              </table:table-cell>
              <table:table-cell office:value-type="float" office:value="16143">
                <text:p>16143</text:p>
              </table:table-cell>
              <table:table-cell office:value-type="float" office:value="426">
                <text:p>426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50">
                <text:p>6150</text:p>
              </table:table-cell>
              <table:table-cell office:value-type="float" office:value="16351">
                <text:p>16351</text:p>
              </table:table-cell>
              <table:table-cell office:value-type="float" office:value="455">
                <text:p>455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84">
                <text:p>6384</text:p>
              </table:table-cell>
              <table:table-cell office:value-type="float" office:value="16626">
                <text:p>16626</text:p>
              </table:table-cell>
              <table:table-cell office:value-type="float" office:value="482">
                <text:p>48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63">
                <text:p>6263</text:p>
              </table:table-cell>
              <table:table-cell office:value-type="float" office:value="16525">
                <text:p>16525</text:p>
              </table:table-cell>
              <table:table-cell office:value-type="float" office:value="496">
                <text:p>496</text:p>
              </table:table-cell>
              <table:table-cell office:value-type="float" office:value="3382">
                <text:p>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